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text-properties fo:color="#b3b3b3" fo:font-size="11pt" style:font-size-asian="11pt" style:font-size-complex="11pt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782cm 6.424cm)">
          <draw:text-box>
            <text:p text:style-name="P2"><text:span text:style-name="T3">shmem1dreg1dvec2</text:span></text:p>
          </draw:text-box>
        </draw:frame>
        <draw:frame draw:style-name="gr2" draw:text-style-name="P3" draw:layer="layout" svg:width="3.034cm" svg:height="0.683cm" draw:transform="rotate (1.5707963267949) translate (7.823cm 6.424cm)">
          <draw:text-box>
            <text:p text:style-name="P2"><text:span text:style-name="T3">shmem1dvec2</text:span></text:p>
          </draw:text-box>
        </draw:frame>
        <draw:frame draw:style-name="gr2" draw:text-style-name="P3" draw:layer="layout" svg:width="2.212cm" svg:height="0.683cm" draw:transform="rotate (1.5707963267949) translate (8.89cm 6.424cm)">
          <draw:text-box>
            <text:p text:style-name="P2"><text:span text:style-name="T3">shmem2d</text:span></text:p>
          </draw:text-box>
        </draw:frame>
        <draw:frame draw:style-name="gr2" draw:text-style-name="P3" draw:layer="layout" svg:width="3.207cm" svg:height="0.683cm" draw:transform="rotate (1.5707963267949) translate (9.931cm 6.424cm)">
          <draw:text-box>
            <text:p text:style-name="P2"><text:span text:style-name="T3">shmem2dreg1d</text:span></text:p>
          </draw:text-box>
        </draw:frame>
        <draw:frame draw:style-name="gr2" draw:text-style-name="P3" draw:layer="layout" svg:width="4.028cm" svg:height="0.683cm" draw:transform="rotate (1.5707963267949) translate (10.998cm 6.424cm)">
          <draw:text-box>
            <text:p text:style-name="P2"><text:span text:style-name="T3">shmem2dreg1dvec2</text:span></text:p>
          </draw:text-box>
        </draw:frame>
        <draw:frame draw:style-name="gr2" draw:text-style-name="P3" draw:layer="layout" svg:width="3.034cm" svg:height="0.683cm" draw:transform="rotate (1.5707963267949) translate (12.04cm 6.424cm)">
          <draw:text-box>
            <text:p text:style-name="P2"><text:span text:style-name="T3">shmem2dvec2</text:span></text:p>
          </draw:text-box>
        </draw:frame>
        <draw:frame draw:style-name="gr2" draw:text-style-name="P3" draw:layer="layout" svg:width="1.323cm" svg:height="0.683cm" draw:transform="rotate (1.5707963267949) translate (13.106cm 6.424cm)">
          <draw:text-box>
            <text:p text:style-name="P4"><text:span text:style-name="T3">vec2</text:span></text:p>
          </draw:text-box>
        </draw:frame>
        <draw:frame draw:style-name="gr2" draw:text-style-name="P3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32:56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3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